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ILESTON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just References to pull up in proper place in artic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b bullet points in artic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b and parse tables.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Matthew Willard</meta:initial-creator>
    <meta:creation-date>2022-10-08T09:26:08Z</meta:creation-date>
    <dc:date>2022-10-26T07:31:16.424000000</dc:date>
    <meta:editing-cycles>9</meta:editing-cycles>
    <meta:editing-duration>PT6H1M20S</meta:editing-duration>
    <meta:document-statistic meta:table-count="1" meta:cell-count="41" meta:object-count="0"/>
  </office:meta>
</office:document-meta>
</file>